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e31f3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4657456" text:id="ct14029996465745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4657744" text:id="ct1402999646577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4657952" text:id="ct140299964657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4737328" text:id="ct1402999647373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13265040" text:id="ct1402999132650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64657456"/><text:change-start text:change-id="ct140299964657744"/>Adopt<text:change-end text:change-id="ct140299964657744"/>ed<text:change-start text:change-id="ct140299964657952"/> as a <text:change-end text:change-id="ct140299964657952"/>NMRA Technical Note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64737328"/><text:change-start text:change-id="ct140299913265040"/>Version History<text:change-end text:change-id="ct1402999132650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6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06:31.87030310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2in" svg:y="0.3201in" svg:width="1.7909in" svg:height="1.7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8H56M55S</meta:editing-duration>
    <meta:generator>LibreOffice/4.4.0.3$MacOSX_X86_64 LibreOffice_project/de093506bcdc5fafd9023ee680b8c60e3e0645d7</meta:generator>
    <dc:date>2016-02-08T16:06:31.764003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81" meta:character-count="493" meta:non-whitespace-character-count="419"/>
  </office:meta>
</office:document-meta>
</file>